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nvocationFactory.createInvocation( Object target , MockCreationSettings settings , Method method , RealMethodBehavior realMethod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nvocationFactory.createInvocation( Object target , MockCreationSettings settings , Method method , final Callable realMethod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nvocationFactory.createInvocation( Object mock , Method invokedMethod , Object [ ] arguments , RealMethod realMethod , MockCreation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nvocationFactory.createInvocation( Object mock , Method invokedMethod , Object [ ] arguments , RealMethod realMethod , MockCreationSettings settings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InvocationFactory.createInvocation( Object target , MockCreationSettings settings , Method method , RealMethod super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vocationFactory.createMockitoMethod( Method method , MockCreationSettings 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